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1304f4"/>
    </style:style>
    <style:style style:name="P3" style:family="paragraph" style:parent-style-name="Standard">
      <style:paragraph-properties>
        <style:tab-stops/>
      </style:paragraph-properties>
    </style:style>
    <style:style style:name="P4" style:family="paragraph" style:parent-style-name="Standard">
      <style:text-properties fo:language="el" fo:country="GR" officeooo:rsid="000c4598" officeooo:paragraph-rsid="000c4598"/>
    </style:style>
    <style:style style:name="P5" style:family="paragraph" style:parent-style-name="Standard">
      <style:text-properties fo:language="el" fo:country="GR" officeooo:rsid="000cecfa" officeooo:paragraph-rsid="000cecfa"/>
    </style:style>
    <style:style style:name="P6" style:family="paragraph" style:parent-style-name="Standard">
      <style:text-properties fo:language="ru" fo:country="RU" officeooo:rsid="000cecfa" officeooo:paragraph-rsid="000cecfa"/>
    </style:style>
    <style:style style:name="P7" style:family="paragraph" style:parent-style-name="Standard">
      <style:text-properties fo:language="ru" fo:country="RU" officeooo:rsid="000d3299" officeooo:paragraph-rsid="000d3299"/>
    </style:style>
    <style:style style:name="P8" style:family="paragraph" style:parent-style-name="Standard">
      <style:text-properties fo:language="ru" fo:country="RU" officeooo:rsid="001800d2" officeooo:paragraph-rsid="001800d2"/>
    </style:style>
    <style:style style:name="P9" style:family="paragraph" style:parent-style-name="заголовок_20_раздела">
      <style:text-properties fo:language="ru" fo:country="RU" officeooo:rsid="000d3299" officeooo:paragraph-rsid="000d3299"/>
    </style:style>
    <style:style style:name="P10" style:family="paragraph" style:parent-style-name="заголовок_20_раздела">
      <style:text-properties officeooo:rsid="00198c4e" officeooo:paragraph-rsid="00198c4e"/>
    </style:style>
    <style:style style:name="P11" style:family="paragraph" style:parent-style-name="Standard">
      <style:text-properties officeooo:paragraph-rsid="001e8383"/>
    </style:style>
    <style:style style:name="P12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094af5"/>
    </style:style>
    <style:style style:name="P13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1eba66"/>
    </style:style>
    <style:style style:name="P14" style:family="paragraph" style:parent-style-name="Standard">
      <style:paragraph-properties>
        <style:tab-stops>
          <style:tab-stop style:position="0cm"/>
        </style:tab-stops>
      </style:paragraph-properties>
      <style:text-properties fo:color="#a09600" fo:language="ru" fo:country="RU" officeooo:rsid="001e8383" officeooo:paragraph-rsid="001e8383" fo:background-color="transparent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2148db" officeooo:paragraph-rsid="002148d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2148db" officeooo:paragraph-rsid="0030f2e7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28a50b" officeooo:paragraph-rsid="0030f2e7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2e8e5e" officeooo:paragraph-rsid="002e8e5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330a24" officeooo:paragraph-rsid="00330a2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>
        <style:tab-stops>
          <style:tab-stop style:position="0cm"/>
        </style:tab-stops>
      </style:paragraph-properties>
      <style:text-properties fo:color="#808080" fo:font-style="normal" fo:font-weight="bold" officeooo:rsid="00255599" officeooo:paragraph-rsid="0030f2e7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>
        <style:tab-stops>
          <style:tab-stop style:position="0cm"/>
        </style:tab-stops>
      </style:paragraph-properties>
      <style:text-properties fo:font-weight="bold" officeooo:paragraph-rsid="001eba66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fo:language="ru" fo:country="RU" fo:font-style="normal" fo:font-weight="normal" officeooo:rsid="002e8e5e" officeooo:paragraph-rsid="0030f2e7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094af5" officeooo:paragraph-rsid="000b311a"/>
    </style:style>
    <style:style style:name="P24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32b286" officeooo:paragraph-rsid="0032b286"/>
    </style:style>
    <style:style style:name="T1" style:family="text">
      <style:text-properties officeooo:rsid="00094af5"/>
    </style:style>
    <style:style style:name="T2" style:family="text">
      <style:text-properties fo:color="#666666" style:text-position="0% 100%" fo:font-style="normal" officeooo:rsid="000b311a" style:font-style-asian="normal" style:font-style-complex="normal"/>
    </style:style>
    <style:style style:name="T3" style:family="text">
      <style:text-properties fo:color="#666666" style:text-position="0% 100%" fo:font-style="normal" officeooo:rsid="001304f4" style:font-style-asian="normal" style:font-style-complex="normal"/>
    </style:style>
    <style:style style:name="T4" style:family="text">
      <style:text-properties fo:color="#666666" style:text-position="0% 100%" fo:font-style="normal" officeooo:rsid="0032b286" style:font-style-asian="normal" style:font-style-complex="normal"/>
    </style:style>
    <style:style style:name="T5" style:family="text">
      <style:text-properties fo:color="#666666" style:text-position="0% 100%" fo:font-style="normal" fo:font-weight="bold" officeooo:rsid="000b311a" style:font-style-asian="normal" style:font-weight-asian="bold" style:font-style-complex="normal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c72b9"/>
    </style:style>
    <style:style style:name="T8" style:family="text">
      <style:text-properties fo:language="ru" fo:country="RU" officeooo:rsid="002148db"/>
    </style:style>
    <style:style style:name="T9" style:family="text">
      <style:text-properties fo:color="#95231f" fo:language="ru" fo:country="RU" officeooo:rsid="000c72b9" fo:background-color="transparent" loext:char-shading-value="0"/>
    </style:style>
    <style:style style:name="T10" style:family="text">
      <style:text-properties officeooo:rsid="0017fd0e"/>
    </style:style>
    <style:style style:name="T11" style:family="text">
      <style:text-properties fo:language="en" fo:country="US" officeooo:rsid="001e8383"/>
    </style:style>
    <style:style style:name="T12" style:family="text">
      <style:text-properties fo:language="en" fo:country="US" fo:font-weight="bold" officeooo:rsid="001e8383" style:font-weight-asian="bold" style:font-weight-complex="bold"/>
    </style:style>
    <style:style style:name="T13" style:family="text">
      <style:text-properties fo:font-weight="bold" officeooo:rsid="00094af5" style:font-weight-asian="bold" style:font-weight-complex="bold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000000" style:text-position="0% 100%" fo:language="en" fo:country="US" fo:font-style="normal" officeooo:rsid="001eba66" style:font-style-asian="normal" style:font-style-complex="normal"/>
    </style:style>
    <style:style style:name="T16" style:family="text">
      <style:text-properties fo:color="#000000" style:text-position="0% 100%" fo:language="ru" fo:country="RU" fo:font-style="normal" officeooo:rsid="001eba66" style:font-style-asian="normal" style:font-style-complex="normal"/>
    </style:style>
    <style:style style:name="T17" style:family="text">
      <style:text-properties fo:color="#000000" style:text-position="0% 100%" fo:language="ru" fo:country="RU" fo:font-style="normal" officeooo:rsid="001f60ae" style:font-style-asian="normal" style:font-style-complex="normal"/>
    </style:style>
    <style:style style:name="T18" style:family="text">
      <style:text-properties fo:color="#000000" style:text-position="0% 100%" fo:language="ru" fo:country="RU" fo:font-style="normal" officeooo:rsid="002148db" style:font-style-asian="normal" style:font-style-complex="normal"/>
    </style:style>
    <style:style style:name="T19" style:family="text">
      <style:text-properties officeooo:rsid="002148db"/>
    </style:style>
    <style:style style:name="T20" style:family="text">
      <style:text-properties officeooo:rsid="0028a50b"/>
    </style:style>
    <style:style style:name="T21" style:family="text">
      <style:text-properties officeooo:rsid="002da058"/>
    </style:style>
    <style:style style:name="T22" style:family="text">
      <style:text-properties officeooo:rsid="002ea423"/>
    </style:style>
    <style:style style:name="T23" style:family="text">
      <style:text-properties officeooo:rsid="002eedcb"/>
    </style:style>
    <style:style style:name="T24" style:family="text">
      <style:text-properties officeooo:rsid="002f4a36"/>
    </style:style>
    <style:style style:name="T25" style:family="text">
      <style:text-properties officeooo:rsid="0030f2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Фоновое создание алгоритмов</text:p>
      <text:p text:style-name="P2">1. выделена <text:a xlink:type="simple" xlink:href="../Какие%20сигналы%20превращаются%20в%20фигуры.odt" text:style-name="Internet_20_link" text:visited-style-name="Visited_20_Internet_20_Link">фигура</text:a> <text:span text:style-name="T1"><text:s/></text:span><text:span text:style-name="T2">(как</text:span><text:span text:style-name="T3">ая</text:span><text:span text:style-name="T2"> именно?) </text:span>(</text:p>
      <text:p text:style-name="P1"><text:tab/>любыми способами:</text:p>
      <text:p text:style-name="P1"><text:tab/>обычно это Повторение, в том или ином виде. Оно может быть не явное(прямое), а</text:p>
      <text:p text:style-name="P3"><text:tab/>косвенное, через обобщения.</text:p>
      <text:p text:style-name="P1">)</text:p>
      <text:p text:style-name="P12"/>
      <text:p text:style-name="P12"/>
      <text:p text:style-name="P14">для этих шагов нужно проработать <text:span text:style-name="T14">операции</text:span> из которых состоят алгоритмы</text:p>
      <text:p text:style-name="P20"><text:a xlink:type="simple" xlink:href="../операции_алгоритмов.odt" text:style-name="Internet_20_link" text:visited-style-name="Visited_20_Internet_20_Link"><text:span text:style-name="T25">все </text:span></text:a><text:a xlink:type="simple" xlink:href="../операции_алгоритмов.odt" text:style-name="Internet_20_link" text:visited-style-name="Visited_20_Internet_20_Link">операции</text:a>:</text:p>
      <text:p text:style-name="P16">а. разделение фигуры на куски<text:span text:style-name="T21">-подфигуры</text:span></text:p>
      <text:p text:style-name="P16">б. нахождение <text:span text:style-name="T6">каркасных </text:span>подфигур-<text:span text:style-name="T20">откуда</text:span></text:p>
      <text:p text:style-name="P16">в. нахождение искомой подфигуры относительно каркасных</text:p>
      <text:p text:style-name="P19">г. помещение найденную подфигуру в буфер (возможно эфемерный)</text:p>
      <text:p text:style-name="P19">д. <text:span text:style-name="T19">нахождение </text:span><text:span text:style-name="T8">каркасных </text:span><text:span text:style-name="T19">подфигур-</text:span>куда (в подфигуре или начальной фигуре)</text:p>
      <text:p text:style-name="P19">е. вставка найденной подфигуры из буфера в место относительно каркасных подфигур-куда</text:p>
      <text:p text:style-name="P17"/>
      <text:p text:style-name="P22"/>
      <text:p text:style-name="P12"/>
      <text:p text:style-name="P13"><text:span text:style-name="T13">2.</text:span><text:span text:style-name="T12">1</text:span><text:span text:style-name="T13"> берутся </text:span><text:a xlink:type="simple" xlink:href="../Какие%20сигналы%20превращаются%20в%20фигуры.odt" office:name="любые части" text:style-name="Internet_20_link" text:visited-style-name="Visited_20_Internet_20_Link"><text:span text:style-name="T13">любые части</text:span></text:a><text:span text:style-name="T13"> этой фигуры </text:span><text:span text:style-name="T5">(какие именно?)</text:span></text:p>
      <text:p text:style-name="P21"><text:span text:style-name="T15">(</text:span><text:span text:style-name="T17">сама </text:span><text:span text:style-name="T16">начальная фигура берётся аналогично, </text:span><text:span text:style-name="T18">но из полной истории</text:span><text:span text:style-name="T15">)</text:span><text:span text:style-name="T1">,</text:span></text:p>
      <text:p text:style-name="P20">операции:</text:p>
      <text:p text:style-name="P16">а. разделение фигуры на куски<text:span text:style-name="T21">-подфигуры</text:span></text:p>
      <text:p text:style-name="P16">б. нахождение <text:span text:style-name="T6">каркасных </text:span>подфигур-<text:span text:style-name="T20">откуда</text:span></text:p>
      <text:p text:style-name="P16">в. нахождение искомой подфигуры относительно каркасных</text:p>
      <text:p text:style-name="P18"/>
      <text:p text:style-name="P15"/>
      <text:p text:style-name="P13"/>
      <text:p text:style-name="P23"><text:span text:style-name="T11">2.2 </text:span>с ними них достраиваются <text:a xlink:type="simple" xlink:href="../Какие%20сигналы%20превращаются%20в%20фигуры.odt" text:style-name="Internet_20_link" text:visited-style-name="Visited_20_Internet_20_Link">любые под-фигуры</text:a> <text:span text:style-name="T2">(какие именно?)</text:span><text:span text:style-name="T4">.</text:span></text:p>
      <text:p text:style-name="P24">некоторые подфигуры имеют метки и являются буферами.</text:p>
      <text:p text:style-name="Standard"/>
      <text:p text:style-name="P11"><text:span text:style-name="T1">так повторяется несколько раз, </text:span></text:p>
      <text:p text:style-name="P11"><text:span text:style-name="T11">2.3 </text:span><text:span text:style-name="T1">пока какие-то </text:span>подфигуры<text:span text:style-name="T1"> не оказываются равными подфигурам в исходной(базовой) фигуре.</text:span></text:p>
      <text:p text:style-name="P11"><text:span text:style-name="T1">Тогда считается, что фигура может достраиваться этим найденным алгоритмом.</text:span></text:p>
      <text:p text:style-name="Standard"/>
      <text:p text:style-name="Standard"/>
      <text:p text:style-name="Standard"/>
      <text:p text:style-name="Standard"/>
      <text:p text:style-name="P4"><text:span text:style-name="T11">3</text:span>. <text:span text:style-name="T6">проверка алгоритма:</text:span></text:p>
      <text:p text:style-name="P4"><text:span text:style-name="T7">выделяется </text:span><text:span text:style-name="T6">другая фигура, </text:span><text:span text:style-name="T9">похожая</text:span><text:span text:style-name="T7"> своими подфигурами на первую выделенную;</text:span></text:p>
      <text:p text:style-name="P5"><text:span text:style-name="T7">в</text:span><text:span text:style-name="T6">ыполняется построенный для первой фигуры алгоритм;</text:span></text:p>
      <text:p text:style-name="P6">если полученные из алгоритма подфигуры совпадают с теми, которые реально находятся </text:p>
      <text:p text:style-name="P6">во второй фигуре — алгоритм проверен успешно и сохраняется.</text:p>
      <text:p text:style-name="P6"/>
      <text:p text:style-name="P9">Особенности алгоритмизации</text:p>
      <text:p text:style-name="P7">для каждой фигуры может быть найдено множество алгоритмов, которые достраивают разные </text:p>
      <text:p text:style-name="P7">(иногда пересекающиеся) части-подфигуры этой фигуры. <text:span text:style-name="T10">При выполнении для фигуры следующих алгоритмов, в которых участвуют ранее достроенные для других алгоритмов подфигуры, они возьмутся из памяти сразу. Для этого вся цепочка построения подфигур алгоритма сохраняется в памяти.</text:span></text:p>
      <text:p text:style-name="P7"/>
      <text:p text:style-name="P8">Подфигуры в разных алгоритмах образуют сетку: каждый узел-подфигура нужен (и может использоваться) для разных следующих подфигур в разных алгоритмах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4.565cm"/>
        </style:tab-stops>
      </style:paragraph-properties>
      <style:text-properties style:font-name="Verdana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Rybin</meta:initial-creator>
    <meta:creation-date>2017-10-17T03:53:17.65</meta:creation-date>
    <meta:generator>LibreOffice/5.4.2.2$Windows_X86_64 LibreOffice_project/22b09f6418e8c2d508a9eaf86b2399209b0990f4</meta:generator>
    <dc:date>2018-04-22T16:20:05.917000000</dc:date>
    <meta:editing-duration>P11DT16H41M43S</meta:editing-duration>
    <meta:editing-cycles>43</meta:editing-cycles>
    <meta:document-statistic meta:table-count="0" meta:image-count="0" meta:object-count="0" meta:page-count="1" meta:paragraph-count="34" meta:word-count="261" meta:character-count="2014" meta:non-whitespace-character-count="1779"/>
  </office:meta>
</office:document-meta>
</file>